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508cm" svg:y1="1.445cm" svg:x2="10.048cm" svg:y2="1.445cm">
            <text:p/>
          </draw:line>
          <draw:line draw:style-name="gr1" draw:text-style-name="P1" draw:layer="layout" svg:x1="10.048cm" svg:y1="1.445cm" svg:x2="10.048cm" svg:y2="2.461cm">
            <text:p/>
          </draw:line>
          <draw:line draw:style-name="gr1" draw:text-style-name="P1" draw:layer="layout" svg:x1="10.048cm" svg:y1="2.461cm" svg:x2="10.937cm" svg:y2="3.35cm">
            <text:p/>
          </draw:line>
          <draw:line draw:style-name="gr1" draw:text-style-name="P1" draw:layer="layout" svg:x1="10.937cm" svg:y1="3.35cm" svg:x2="10.048cm" svg:y2="4.239cm">
            <text:p/>
          </draw:line>
          <draw:line draw:style-name="gr1" draw:text-style-name="P1" draw:layer="layout" svg:x1="10.048cm" svg:y1="4.239cm" svg:x2="10.048cm" svg:y2="5.255cm">
            <text:p/>
          </draw:line>
          <draw:line draw:style-name="gr1" draw:text-style-name="P1" draw:layer="layout" svg:x1="10.048cm" svg:y1="5.255cm" svg:x2="7.508cm" svg:y2="5.255cm">
            <text:p/>
          </draw:line>
          <draw:line draw:style-name="gr1" draw:text-style-name="P1" draw:layer="layout" svg:x1="7.508cm" svg:y1="1.445cm" svg:x2="7.508cm" svg:y2="5.255cm">
            <text:p/>
          </draw:line>
        </draw:g>
        <draw:g>
          <draw:line draw:style-name="gr1" draw:text-style-name="P1" draw:layer="layout" svg:x1="11.699cm" svg:y1="1.445cm" svg:x2="11.699cm" svg:y2="2.461cm">
            <text:p/>
          </draw:line>
          <draw:line draw:style-name="gr1" draw:text-style-name="P1" draw:layer="layout" svg:x1="11.699cm" svg:y1="2.461cm" svg:x2="12.588cm" svg:y2="2.461cm">
            <text:p/>
          </draw:line>
          <draw:line draw:style-name="gr1" draw:text-style-name="P1" draw:layer="layout" svg:x1="12.588cm" svg:y1="2.461cm" svg:x2="12.588cm" svg:y2="4.239cm">
            <text:p/>
          </draw:line>
          <draw:line draw:style-name="gr1" draw:text-style-name="P1" draw:layer="layout" svg:x1="12.588cm" svg:y1="4.239cm" svg:x2="11.699cm" svg:y2="4.239cm">
            <text:p/>
          </draw:line>
          <draw:line draw:style-name="gr1" draw:text-style-name="P1" draw:layer="layout" svg:x1="11.699cm" svg:y1="4.239cm" svg:x2="11.699cm" svg:y2="5.255cm">
            <text:p/>
          </draw:line>
          <draw:line draw:style-name="gr1" draw:text-style-name="P1" draw:layer="layout" svg:x1="11.699cm" svg:y1="5.255cm" svg:x2="14.366cm" svg:y2="5.255cm">
            <text:p/>
          </draw:line>
          <draw:line draw:style-name="gr1" draw:text-style-name="P1" draw:layer="layout" svg:x1="11.699cm" svg:y1="1.445cm" svg:x2="14.366cm" svg:y2="1.445cm">
            <text:p/>
          </draw:line>
          <draw:line draw:style-name="gr1" draw:text-style-name="P1" draw:layer="layout" svg:x1="14.366cm" svg:y1="1.445cm" svg:x2="14.366cm" svg:y2="5.255cm">
            <text:p/>
          </draw:line>
        </draw:g>
        <draw:frame draw:style-name="gr2" draw:text-style-name="P3" draw:layer="layout" svg:width="2.073cm" svg:height="2.471cm" svg:x="12.415cm" svg:y="2.053cm">
          <draw:text-box>
            <text:p text:style-name="P2">Vendor</text:p>
            <text:p text:style-name="P2">B</text:p>
            <text:p text:style-name="P2">Class</text:p>
            <text:p text:style-name="P2">Library</text:p>
          </draw:text-box>
        </draw:frame>
        <draw:line draw:style-name="gr1" draw:text-style-name="P1" draw:layer="layout" svg:x1="10.049cm" svg:y1="8.445cm" svg:x2="10.049cm" svg:y2="9.461cm">
          <text:p/>
        </draw:line>
        <draw:line draw:style-name="gr1" draw:text-style-name="P1" draw:layer="layout" svg:x1="10.049cm" svg:y1="9.461cm" svg:x2="10.938cm" svg:y2="10.35cm">
          <text:p/>
        </draw:line>
        <draw:line draw:style-name="gr1" draw:text-style-name="P1" draw:layer="layout" svg:x1="10.938cm" svg:y1="10.35cm" svg:x2="10.049cm" svg:y2="11.239cm">
          <text:p/>
        </draw:line>
        <draw:line draw:style-name="gr1" draw:text-style-name="P1" draw:layer="layout" svg:x1="10.049cm" svg:y1="11.239cm" svg:x2="10.049cm" svg:y2="12.255cm">
          <text:p/>
        </draw:line>
        <draw:line draw:style-name="gr1" draw:text-style-name="P1" draw:layer="layout" svg:x1="12.7cm" svg:y1="8.445cm" svg:x2="12.7cm" svg:y2="9.461cm">
          <text:p/>
        </draw:line>
        <draw:line draw:style-name="gr1" draw:text-style-name="P1" draw:layer="layout" svg:x1="12.7cm" svg:y1="9.461cm" svg:x2="13.589cm" svg:y2="9.461cm">
          <text:p/>
        </draw:line>
        <draw:line draw:style-name="gr1" draw:text-style-name="P1" draw:layer="layout" svg:x1="13.589cm" svg:y1="9.461cm" svg:x2="13.589cm" svg:y2="11.239cm">
          <text:p/>
        </draw:line>
        <draw:line draw:style-name="gr1" draw:text-style-name="P1" draw:layer="layout" svg:x1="13.589cm" svg:y1="11.239cm" svg:x2="12.7cm" svg:y2="11.239cm">
          <text:p/>
        </draw:line>
        <draw:line draw:style-name="gr1" draw:text-style-name="P1" draw:layer="layout" svg:x1="12.7cm" svg:y1="11.239cm" svg:x2="12.7cm" svg:y2="12.255cm">
          <text:p/>
        </draw:line>
        <draw:line draw:style-name="gr1" draw:text-style-name="P1" draw:layer="layout" svg:x1="10.048cm" svg:y1="8.449cm" svg:x2="12.715cm" svg:y2="8.449cm">
          <text:p/>
        </draw:line>
        <draw:line draw:style-name="gr1" draw:text-style-name="P1" draw:layer="layout" svg:x1="10.048cm" svg:y1="12.259cm" svg:x2="12.715cm" svg:y2="12.259cm">
          <text:p/>
        </draw:line>
        <draw:frame draw:style-name="gr2" draw:text-style-name="P5" draw:layer="layout" svg:width="2.242cm" svg:height="1.361cm" svg:x="7.416cm" svg:y="2.654cm">
          <draw:text-box>
            <text:p text:style-name="P4">Existing</text:p>
            <text:p text:style-name="P4">System</text:p>
          </draw:text-box>
        </draw:frame>
        <draw:frame draw:style-name="gr2" draw:text-style-name="P5" draw:layer="layout" svg:width="2.238cm" svg:height="0.806cm" svg:x="11.116cm" svg:y="9.955cm">
          <draw:text-box>
            <text:p text:style-name="P4">Adapter</text:p>
          </draw:text-box>
        </draw:frame>
        <draw:frame draw:style-name="gr2" draw:text-style-name="P6" draw:layer="layout" svg:width="5.861cm" svg:height="1.673cm" svg:x="7.635cm" svg:y="5.89cm">
          <draw:text-box>
            <text:p>Interface Mismatch</text:p>
            <text:p>Need Adapter</text:p>
          </draw:text-box>
        </draw:frame>
        <draw:frame draw:style-name="gr2" draw:text-style-name="P6" draw:layer="layout" svg:width="4.761cm" svg:height="0.962cm" svg:x="2.436cm" svg:y="9.891cm">
          <draw:text-box>
            <text:p>Create Adapter</text:p>
          </draw:text-box>
        </draw:frame>
        <draw:frame draw:style-name="gr2" draw:text-style-name="P6" draw:layer="layout" svg:width="3.571cm" svg:height="0.962cm" svg:x="14.837cm" svg:y="11.291cm">
          <draw:text-box>
            <text:p>And then...</text:p>
          </draw:text-box>
        </draw:frame>
        <draw:g>
          <draw:line draw:style-name="gr1" draw:text-style-name="P1" draw:layer="layout" svg:x1="6.508cm" svg:y1="16.445cm" svg:x2="9.048cm" svg:y2="16.445cm">
            <text:p/>
          </draw:line>
          <draw:line draw:style-name="gr1" draw:text-style-name="P1" draw:layer="layout" svg:x1="9.048cm" svg:y1="16.445cm" svg:x2="9.048cm" svg:y2="17.461cm">
            <text:p/>
          </draw:line>
          <draw:line draw:style-name="gr1" draw:text-style-name="P1" draw:layer="layout" svg:x1="9.048cm" svg:y1="17.461cm" svg:x2="9.937cm" svg:y2="18.35cm">
            <text:p/>
          </draw:line>
          <draw:line draw:style-name="gr1" draw:text-style-name="P1" draw:layer="layout" svg:x1="9.937cm" svg:y1="18.35cm" svg:x2="9.048cm" svg:y2="19.239cm">
            <text:p/>
          </draw:line>
          <draw:line draw:style-name="gr1" draw:text-style-name="P1" draw:layer="layout" svg:x1="9.048cm" svg:y1="19.239cm" svg:x2="9.048cm" svg:y2="20.255cm">
            <text:p/>
          </draw:line>
          <draw:line draw:style-name="gr1" draw:text-style-name="P1" draw:layer="layout" svg:x1="9.048cm" svg:y1="20.255cm" svg:x2="6.508cm" svg:y2="20.255cm">
            <text:p/>
          </draw:line>
          <draw:line draw:style-name="gr1" draw:text-style-name="P1" draw:layer="layout" svg:x1="6.508cm" svg:y1="16.445cm" svg:x2="6.508cm" svg:y2="20.255cm">
            <text:p/>
          </draw:line>
        </draw:g>
        <draw:g>
          <draw:line draw:style-name="gr1" draw:text-style-name="P1" draw:layer="layout" svg:x1="11.699cm" svg:y1="16.445cm" svg:x2="11.699cm" svg:y2="17.461cm">
            <text:p/>
          </draw:line>
          <draw:line draw:style-name="gr1" draw:text-style-name="P1" draw:layer="layout" svg:x1="11.699cm" svg:y1="17.461cm" svg:x2="12.588cm" svg:y2="17.461cm">
            <text:p/>
          </draw:line>
          <draw:line draw:style-name="gr1" draw:text-style-name="P1" draw:layer="layout" svg:x1="12.588cm" svg:y1="17.461cm" svg:x2="12.588cm" svg:y2="19.239cm">
            <text:p/>
          </draw:line>
          <draw:line draw:style-name="gr1" draw:text-style-name="P1" draw:layer="layout" svg:x1="12.588cm" svg:y1="19.239cm" svg:x2="11.699cm" svg:y2="19.239cm">
            <text:p/>
          </draw:line>
          <draw:line draw:style-name="gr1" draw:text-style-name="P1" draw:layer="layout" svg:x1="11.699cm" svg:y1="19.239cm" svg:x2="11.699cm" svg:y2="20.255cm">
            <text:p/>
          </draw:line>
          <draw:line draw:style-name="gr1" draw:text-style-name="P1" draw:layer="layout" svg:x1="11.699cm" svg:y1="20.255cm" svg:x2="14.366cm" svg:y2="20.255cm">
            <text:p/>
          </draw:line>
          <draw:line draw:style-name="gr1" draw:text-style-name="P1" draw:layer="layout" svg:x1="11.699cm" svg:y1="16.445cm" svg:x2="14.366cm" svg:y2="16.445cm">
            <text:p/>
          </draw:line>
          <draw:line draw:style-name="gr1" draw:text-style-name="P1" draw:layer="layout" svg:x1="14.366cm" svg:y1="16.445cm" svg:x2="14.366cm" svg:y2="20.255cm">
            <text:p/>
          </draw:line>
        </draw:g>
        <draw:frame draw:style-name="gr2" draw:text-style-name="P3" draw:layer="layout" svg:width="2.073cm" svg:height="2.471cm" svg:x="12.415cm" svg:y="17.053cm">
          <draw:text-box>
            <text:p text:style-name="P2">Vendor</text:p>
            <text:p text:style-name="P2">B</text:p>
            <text:p text:style-name="P2">Class</text:p>
            <text:p text:style-name="P2">Library</text:p>
          </draw:text-box>
        </draw:frame>
        <draw:frame draw:style-name="gr2" draw:text-style-name="P5" draw:layer="layout" svg:width="2.242cm" svg:height="1.361cm" svg:x="6.416cm" svg:y="17.654cm">
          <draw:text-box>
            <text:p text:style-name="P4">Existing</text:p>
            <text:p text:style-name="P4">System</text:p>
          </draw:text-box>
        </draw:frame>
        <draw:line draw:style-name="gr1" draw:text-style-name="P1" draw:layer="layout" svg:x1="9.05cm" svg:y1="16.445cm" svg:x2="9.05cm" svg:y2="17.461cm">
          <text:p/>
        </draw:line>
        <draw:line draw:style-name="gr1" draw:text-style-name="P1" draw:layer="layout" svg:x1="9.05cm" svg:y1="17.461cm" svg:x2="9.939cm" svg:y2="18.35cm">
          <text:p/>
        </draw:line>
        <draw:line draw:style-name="gr1" draw:text-style-name="P1" draw:layer="layout" svg:x1="9.939cm" svg:y1="18.35cm" svg:x2="9.05cm" svg:y2="19.239cm">
          <text:p/>
        </draw:line>
        <draw:line draw:style-name="gr1" draw:text-style-name="P1" draw:layer="layout" svg:x1="9.05cm" svg:y1="19.239cm" svg:x2="9.05cm" svg:y2="20.255cm">
          <text:p/>
        </draw:line>
        <draw:line draw:style-name="gr1" draw:text-style-name="P1" draw:layer="layout" svg:x1="11.701cm" svg:y1="16.445cm" svg:x2="11.701cm" svg:y2="17.461cm">
          <text:p/>
        </draw:line>
        <draw:line draw:style-name="gr1" draw:text-style-name="P1" draw:layer="layout" svg:x1="11.701cm" svg:y1="17.461cm" svg:x2="12.59cm" svg:y2="17.461cm">
          <text:p/>
        </draw:line>
        <draw:line draw:style-name="gr1" draw:text-style-name="P1" draw:layer="layout" svg:x1="12.59cm" svg:y1="17.461cm" svg:x2="12.59cm" svg:y2="19.239cm">
          <text:p/>
        </draw:line>
        <draw:line draw:style-name="gr1" draw:text-style-name="P1" draw:layer="layout" svg:x1="12.59cm" svg:y1="19.239cm" svg:x2="11.701cm" svg:y2="19.239cm">
          <text:p/>
        </draw:line>
        <draw:line draw:style-name="gr1" draw:text-style-name="P1" draw:layer="layout" svg:x1="11.701cm" svg:y1="19.239cm" svg:x2="11.701cm" svg:y2="20.255cm">
          <text:p/>
        </draw:line>
        <draw:line draw:style-name="gr1" draw:text-style-name="P1" draw:layer="layout" svg:x1="9.049cm" svg:y1="16.449cm" svg:x2="11.716cm" svg:y2="16.449cm">
          <text:p/>
        </draw:line>
        <draw:line draw:style-name="gr1" draw:text-style-name="P1" draw:layer="layout" svg:x1="9.049cm" svg:y1="20.259cm" svg:x2="11.716cm" svg:y2="20.259cm">
          <text:p/>
        </draw:line>
        <draw:frame draw:style-name="gr2" draw:text-style-name="P5" draw:layer="layout" svg:width="2.238cm" svg:height="0.806cm" svg:x="10.117cm" svg:y="17.955cm">
          <draw:text-box>
            <text:p text:style-name="P4">Adapter</text:p>
          </draw:text-box>
        </draw:frame>
        <draw:frame draw:style-name="gr2" draw:text-style-name="P6" draw:layer="layout" svg:width="3.393cm" svg:height="0.962cm" svg:x="8.812cm" svg:y="20.939cm">
          <draw:text-box>
            <text:p>...plug it 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5T01:18:05.448311160</meta:creation-date>
    <dc:date>2020-01-15T01:27:11.436001783</dc:date>
    <meta:editing-duration>PT9M7S</meta:editing-duration>
    <meta:editing-cycles>1</meta:editing-cycles>
    <meta:document-statistic meta:object-count="66"/>
    <meta:generator>LibreOffice/6.3.3.2$Linux_X86_64 LibreOffice_project/30$Build-2</meta:generator>
  </office:meta>
</office:document-meta>
</file>